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41187" officeooo:paragraph-rsid="00041187" style:font-size-asian="14pt" style:font-size-complex="14pt"/>
    </style:style>
    <style:style style:name="P2" style:family="paragraph" style:parent-style-name="Standard">
      <style:text-properties style:font-name="Times New Roman" fo:font-size="14pt" fo:language="ru" fo:country="RU" officeooo:rsid="00052662" officeooo:paragraph-rsid="00052662" style:font-size-asian="14pt" style:font-size-complex="14pt"/>
    </style:style>
    <style:style style:name="P3" style:family="paragraph" style:parent-style-name="Standard">
      <style:paragraph-properties fo:break-before="page"/>
      <style:text-properties style:font-name="Times New Roman" fo:font-size="14pt" fo:language="ru" fo:country="RU" fo:font-weight="bold" officeooo:rsid="00052662" officeooo:paragraph-rsid="00052662" style:font-size-asian="14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style:font-name="Times New Roman" fo:font-size="14pt" fo:language="ru" fo:country="RU" fo:font-weight="normal" officeooo:rsid="000a010b" officeooo:paragraph-rsid="000a010b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Times New Roman" fo:font-size="14pt" fo:language="en" fo:country="US" fo:font-weight="bold" officeooo:rsid="000833f5" officeooo:paragraph-rsid="000833f5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Times New Roman" fo:font-size="14pt" fo:language="en" fo:country="US" fo:font-weight="bold" officeooo:rsid="000833f5" officeooo:paragraph-rsid="000833f5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0b882d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>
      <style:text-properties fo:language="ru" fo:country="RU" officeooo:rsid="00052662" officeooo:paragraph-rsid="00052662"/>
    </style:style>
    <style:style style:name="P11" style:family="paragraph" style:parent-style-name="Text_20_body">
      <style:text-properties fo:language="en" fo:country="US" fo:font-weight="bold" officeooo:rsid="000833f5" officeooo:paragraph-rsid="000833f5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style:font-name="Times New Roman" fo:font-size="14pt" style:font-size-asian="14pt" style:font-size-complex="14pt" loext:padding="0cm" loext:border="none"/>
    </style:style>
    <style:style style:name="T5" style:family="text">
      <style:text-properties style:font-name="Times New Roman" fo:font-size="14pt" fo:language="en" fo:country="US" fo:font-weight="bold" officeooo:rsid="000833f5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T8" style:family="text">
      <style:text-properties officeooo:rsid="000a01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Что такое соединение? — <text:span text:style-name="T8">это структура </text:span></text:p>
      <text:p text:style-name="P2">На каком объекте вызывается обработчик — на целевом</text:p>
      <text:p text:style-name="P2">Что за типы мы объявляет (<text:span text:style-name="T1">typedef void </text:span>и тд)</text:p>
      <text:p text:style-name="P2">про макросы</text:p>
      <text:p text:style-name="P2">метод установки соединение как работает</text:p>
      <text:p text:style-name="P3"><text:tab/>void cl_base::setConnect(TYPE_SIGNAL p_signal, cl_base* p_target, TYPE_HANDLER p_handler) {</text:p>
      <text:p text:style-name="P10"><text:span text:style-name="T3">Этот код определяет метод </text:span><text:span text:style-name="Source_20_Text"><text:span text:style-name="T4">setConnect</text:span></text:span><text:span text:style-name="T3"> класса </text:span><text:span text:style-name="Source_20_Text"><text:span text:style-name="T4">cl_base</text:span></text:span><text:span text:style-name="T3">. Метод принимает три аргумента: сигнал (</text:span><text:span text:style-name="Source_20_Text"><text:span text:style-name="T4">p_signal</text:span></text:span><text:span text:style-name="T3">), целевой объект (</text:span><text:span text:style-name="Source_20_Text"><text:span text:style-name="T4">p_target</text:span></text:span><text:span text:style-name="T3">) и обработчик (</text:span><text:span text:style-name="Source_20_Text"><text:span text:style-name="T4">p_handler</text:span></text:span><text:span text:style-name="T3">).</text:span></text:p>
      <text:p text:style-name="P8"><text:span text:style-name="T3">Сначала объявляется указатель </text:span><text:span text:style-name="Source_20_Text"><text:span text:style-name="T4">p_value</text:span></text:span><text:span text:style-name="T3"> на объект типа </text:span><text:span text:style-name="Source_20_Text"><text:span text:style-name="T4">o_sh</text:span></text:span><text:span text:style-name="T3">.</text:span></text:p>
      <text:p text:style-name="P8"><text:span text:style-name="T3">Затем происходит итерация по вектору </text:span><text:span text:style-name="Source_20_Text"><text:span text:style-name="T4">connects</text:span></text:span><text:span text:style-name="T3">, который содержит все текущие подключения. Если в этом векторе уже существует подключение с таким же сигналом, целевым объектом и обработчиком, как и переданные в метод аргументы, то метод завершает свою работу и возвращает управление вызывающему коду.</text:span></text:p>
      <text:p text:style-name="P8"><text:span text:style-name="T3">Если же такого подключения в векторе нет, создается новый объект </text:span><text:span text:style-name="Source_20_Text"><text:span text:style-name="T4">o_sh</text:span></text:span><text:span text:style-name="T3">, в который записываются переданные в метод аргументы: сигнал, целевой объект и обработчик.</text:span></text:p>
      <text:p text:style-name="P9"><text:span text:style-name="T3">После этого новый объект </text:span><text:span text:style-name="Source_20_Text"><text:span text:style-name="T4">o_sh</text:span></text:span><text:span text:style-name="T3"> добавляется в конец вектора </text:span><text:span text:style-name="Source_20_Text"><text:span text:style-name="T4">connects</text:span></text:span><text:span text:style-name="T3">.</text:span></text:p>
      <text:p text:style-name="P5">}</text:p>
      <text:p text:style-name="P5"/>
      <text:p text:style-name="P5"/>
      <text:p text:style-name="P7"><text:span text:style-name="T5"><text:tab/>void cl_base::deleteConnect(TYPE_SIGNAL p_signal, cl_base* p_target, TYPE_HANDLER p_handler) { </text:span></text:p>
      <text:p text:style-name="P7"><text:span text:style-name="T3">Этот код определяет метод </text:span><text:span text:style-name="Source_20_Text"><text:span text:style-name="T4">deleteConnect</text:span></text:span><text:span text:style-name="T3"> класса </text:span><text:span text:style-name="Source_20_Text"><text:span text:style-name="T4">cl_base</text:span></text:span><text:span text:style-name="T3">. Метод принимает три аргумента: сигнал (</text:span><text:span text:style-name="Source_20_Text"><text:span text:style-name="T4">p_signal</text:span></text:span><text:span text:style-name="T3">), целевой объект (</text:span><text:span text:style-name="Source_20_Text"><text:span text:style-name="T4">p_target</text:span></text:span><text:span text:style-name="T3">) и обработчик (</text:span><text:span text:style-name="Source_20_Text"><text:span text:style-name="T4">p_handler</text:span></text:span><text:span text:style-name="T3">).</text:span></text:p>
      <text:p text:style-name="P8"><text:span text:style-name="T3">Метод выполняет итерацию по вектору </text:span><text:span text:style-name="Source_20_Text"><text:span text:style-name="T4">connects</text:span></text:span><text:span text:style-name="T3">, который содержит все текущие подключения. Если в этом векторе находится подключение с таким же сигналом, целевым объектом и обработчиком, как и переданные в метод аргументы, то это подключение удаляется.</text:span></text:p>
      <text:p text:style-name="P8"><text:span text:style-name="T3">Удаление подключения происходит в два этапа. Сначала с помощью оператора </text:span><text:span text:style-name="Source_20_Text"><text:span text:style-name="T4">delete</text:span></text:span><text:span text:style-name="T3"> освобождается память, занимаемая объектом подключения. Затем из вектора </text:span><text:span text:style-name="Source_20_Text"><text:span text:style-name="T4">connects</text:span></text:span><text:span text:style-name="T3"> удаляется элемент, соответствующий этому подключению.</text:span></text:p>
      <text:p text:style-name="P9"><text:span text:style-name="T3">После удаления подключения цикл прерывается с помощью оператора </text:span><text:span text:style-name="Source_20_Text"><text:span text:style-name="T4">break</text:span></text:span><text:span text:style-name="T3">. Это означает, что метод </text:span><text:span text:style-name="Source_20_Text"><text:span text:style-name="T4">deleteConnect</text:span></text:span><text:span text:style-name="T3"> удаляет только первое найденное подключение, которое соответствует переданным аргументам. Если в векторе </text:span><text:span text:style-name="Source_20_Text"><text:span text:style-name="T4">connects</text:span></text:span><text:span text:style-name="T3"> есть другие подключения с такими же параметрами, они останутся нетронутыми.</text:span></text:p>
      <text:p text:style-name="P5">}</text:p>
      <text:p text:style-name="P6"><text:tab/>void cl_base::emitSignal(TYPE_SIGNAL p_signal, string s_message) {</text:p>
      <text:p text:style-name="P11"><text:span text:style-name="T6">Этот код определяет метод </text:span><text:span text:style-name="Source_20_Text"><text:span text:style-name="T7">emitSignal</text:span></text:span><text:span text:style-name="T6"> класса </text:span><text:span text:style-name="Source_20_Text"><text:span text:style-name="T7">cl_base</text:span></text:span><text:span text:style-name="T6">. Метод принимает два аргумента: сигнал (</text:span><text:span text:style-name="Source_20_Text"><text:span text:style-name="T7">p_signal</text:span></text:span><text:span text:style-name="T6">) и сообщение (</text:span><text:span text:style-name="Source_20_Text"><text:span text:style-name="T7">s_message</text:span></text:span><text:span text:style-name="T6">).</text:span></text:p>
      <text:p text:style-name="P12">Если статус текущего объекта равен 0, метод немедленно прекращает свою работу и возвращает управление вызывающему коду.</text:p>
      <text:p text:style-name="P8"><text:span text:style-name="T3">Если статус текущего объекта не равен 0, метод вызывает функцию, на которую указывает </text:span><text:span text:style-name="Source_20_Text"><text:span text:style-name="T4">p_signal</text:span></text:span><text:span text:style-name="T3">, передавая ей в качестве аргумента </text:span><text:span text:style-name="Source_20_Text"><text:span text:style-name="T4">s_message</text:span></text:span><text:span text:style-name="T3">.</text:span></text:p>
      <text:p text:style-name="P8"><text:span text:style-name="T3">Затем метод выполняет итерацию по вектору </text:span><text:span text:style-name="Source_20_Text"><text:span text:style-name="T4">connects</text:span></text:span><text:span text:style-name="T3">, который содержит все текущие подключения. Для каждого подключения проверяется, совпадает ли его сигнал с </text:span><text:span text:style-name="Source_20_Text"><text:span text:style-name="T4">p_signal</text:span></text:span><text:span text:style-name="T3">.</text:span></text:p>
      <text:p text:style-name="P8"><text:span text:style-name="T3">Если сигнал подключения совпадает с </text:span><text:span text:style-name="Source_20_Text"><text:span text:style-name="T4">p_signal</text:span></text:span><text:span text:style-name="T3">, метод получает целевой объект этого подключения. Если статус целевого объекта не равен 0, метод вызывает функцию, на которую указывает обработчик этого подключения, передавая ей в качестве аргумента </text:span><text:span text:style-name="Source_20_Text"><text:span text:style-name="T4">s_message</text:span></text:span><text:span text:style-name="T3">.</text:span></text:p>
      <text:p text:style-name="P9"><text:span text:style-name="T3">Таким образом, метод </text:span><text:span text:style-name="Source_20_Text"><text:span text:style-name="T4">emitSignal</text:span></text:span><text:span text:style-name="T3"> отправляет сообщение всем подключениям с указанным сигналом, у которых статус не равен 0.</text:span></text:p>
      <text:p text:style-name="P5">}</text:p>
      <text:p text:style-name="P5"/>
      <text:p text:style-name="P5"><text:tab/>string cl_base::get_path(){</text:p>
      <text:p text:style-name="P11"><text:span text:style-name="T6">Этот код определяет метод </text:span><text:span text:style-name="Source_20_Text"><text:span text:style-name="T7">get_path</text:span></text:span><text:span text:style-name="T6"> класса </text:span><text:span text:style-name="Source_20_Text"><text:span text:style-name="T7">cl_base</text:span></text:span><text:span text:style-name="T6">. Метод возвращает путь к текущему объекту в иерархии объектов.</text:span></text:p>
      <text:p text:style-name="P12">Сначала метод получает головной объект текущего объекта. Если головной объект существует, метод проверяет, есть ли у головного объекта свой головной объект.</text:p>
      <text:p text:style-name="P12">Если у головного объекта нет своего головного объекта, метод возвращает путь головного объекта, к которому добавляется имя текущего объекта. Это означает, что текущий объект является прямым потомком головного объекта.</text:p>
      <text:p text:style-name="P12">Если у головного объекта есть свой головной объект, метод возвращает путь головного объекта, к которому добавляется слэш и имя текущего объекта. Это означает, что текущий объект находится в поддереве головного объекта.</text:p>
      <text:p text:style-name="P13">Если головного объекта нет, метод возвращает корневой путь ("/"). Это означает, что текущий объект является корневым объектом в иерархии.</text:p>
      <text:p text:style-name="P5">}</text:p>
      <text:p text:style-name="P6"><text:tab/>void cl_base::set_cond(int newstate){</text:p>
      <text:p text:style-name="P11"><text:span text:style-name="T6">Этот код определяет метод </text:span><text:span text:style-name="Source_20_Text"><text:span text:style-name="T7">set_cond</text:span></text:span><text:span text:style-name="T6"> класса </text:span><text:span text:style-name="Source_20_Text"><text:span text:style-name="T7">cl_base</text:span></text:span><text:span text:style-name="T6">. Метод принимает один аргумент - </text:span><text:span text:style-name="Source_20_Text"><text:span text:style-name="T7">newstate</text:span></text:span><text:span text:style-name="T6">, который представляет новое состояние, которое должно быть установлено для объекта и всех его подобъектов.</text:span></text:p>
      <text:p text:style-name="P8"><text:span text:style-name="T3">Сначала метод вызывает функцию </text:span><text:span text:style-name="Source_20_Text"><text:span text:style-name="T4">set_state(newstate)</text:span></text:span><text:span text:style-name="T3">, чтобы установить новое состояние для текущего объекта.</text:span></text:p>
      <text:p text:style-name="P8"><text:span text:style-name="T3">Затем метод выполняет цикл по всем подобъектам текущего объекта, которые хранятся в векторе </text:span><text:span text:style-name="Source_20_Text"><text:span text:style-name="T4">p_sub_objects</text:span></text:span><text:span text:style-name="T3">. Для каждого подобъекта вызывается метод </text:span><text:span text:style-name="Source_20_Text"><text:span text:style-name="T4">set_cond(newstate)</text:span></text:span><text:span text:style-name="T3">, который устанавливает новое состояние для этого подобъекта.</text:span></text:p>
      <text:p text:style-name="P9"><text:span text:style-name="T3">Таким образом, метод </text:span><text:span text:style-name="Source_20_Text"><text:span text:style-name="T4">set_cond</text:span></text:span><text:span text:style-name="T3"> устанавливает новое состояние не только для текущего объекта, но и для всех его подобъектов, обеспечивая тем самым рекурсивное изменение состояния в иерархии объектов.</text:span></text:p>
      <text:p text:style-name="P5">}</text:p>
      <text:p text:style-name="P4"><text:tab/>Добавилось такое понятие как связь между объектами по методу сигнала, обработчика. Это делается, чтобы объекты обменивались между собой некой информацией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6:57:30.379000000</meta:creation-date>
    <dc:date>2024-05-28T12:27:28.351000000</dc:date>
    <meta:editing-duration>PT33M49S</meta:editing-duration>
    <meta:editing-cycles>3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40" meta:word-count="632" meta:character-count="4812" meta:non-whitespace-character-count="4210"/>
  </office:meta>
</office:document-meta>
</file>